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Helvetica-Light" svg:font-family="Helvetica-Light" style:font-family-generic="roman"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format="1">
        <style:list-level-properties text:space-before="0in" text:min-label-width="0.243in" text:list-level-position-and-space-mode="label-alignment">
          <style:list-level-label-alignment text:label-followed-by="listtab" fo:margin-left="0.243in" fo:text-indent="-0.24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suffix=".1" style:num-format="1">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TableColumn2" style:family="table-column">
      <style:table-column-properties style:column-width="6.9812in"/>
    </style:style>
    <style:style style:name="Table1" style:family="table" style:master-page-name="MPF0">
      <style:table-properties style:width="6.9812in" fo:margin-left="0.0138in" table:align="left"/>
    </style:style>
    <style:style style:name="TableRow3" style:family="table-row">
      <style:table-row-properties/>
    </style:style>
    <style:style style:name="TableCell4" style:family="table-cell">
      <style:table-cell-properties fo:border-top="0.0138in solid #000000" fo:border-left="none" fo:border-bottom="0.0138in solid #000000" fo:border-right="none" style:writing-mode="lr-tb" fo:padding-top="0in" fo:padding-left="0in" fo:padding-bottom="0in" fo:padding-right="0in"/>
    </style:style>
    <style:style style:name="P5" style:parent-style-name="ArticleType" style:family="paragraph">
      <style:paragraph-properties/>
    </style:style>
    <style:style style:name="T13" style:parent-style-name="DefaultParagraphFont" style:family="text">
      <style:text-properties fo:language="es" fo:country="ES"/>
    </style:style>
    <style:style style:name="T14" style:parent-style-name="DefaultParagraphFont" style:family="text">
      <style:text-properties style:text-position="super 65.3%" fo:language="es" fo:country="ES"/>
    </style:style>
    <style:style style:name="T15" style:parent-style-name="DefaultParagraphFont" style:family="text">
      <style:text-properties fo:language="es" fo:country="ES"/>
    </style:style>
    <style:style style:name="T16" style:parent-style-name="DefaultParagraphFont" style:family="text">
      <style:text-properties fo:language="es" fo:country="ES"/>
    </style:style>
    <style:style style:name="T17" style:parent-style-name="DefaultParagraphFont" style:family="text">
      <style:text-properties style:text-position="super 65.3%" fo:language="es" fo:country="ES"/>
    </style:style>
    <style:style style:name="T18" style:parent-style-name="DefaultParagraphFont" style:family="text">
      <style:text-properties style:text-position="super 65%"/>
    </style:style>
    <style:style style:name="T19" style:parent-style-name="DefaultParagraphFont" style:family="text">
      <style:text-properties style:text-position="super 65%"/>
    </style:style>
    <style:style style:name="T20" style:parent-style-name="DefaultParagraphFont" style:family="text">
      <style:text-properties style:text-position="super 65%"/>
    </style:style>
    <style:style style:name="T21" style:parent-style-name="DefaultParagraphFont" style:family="text">
      <style:text-properties style:text-position="super 65%"/>
    </style:style>
    <style:style style:name="P22" style:parent-style-name="AbstractHead" style:family="paragraph">
      <style:paragraph-properties fo:line-height="0.0097in"/>
    </style:style>
    <style:style style:name="S1" style:family="section">
      <style:section-properties fo:margin-left="-0.002in" fo:margin-right="-0.002in" style:writing-mode="lr-tb">
        <style:columns fo:column-count="2" fo:column-gap="0.25in"/>
      </style:section-properties>
    </style:style>
    <style:style style:name="P23" style:parent-style-name="AbstractHead" style:family="paragraph">
      <style:paragraph-properties fo:margin-top="0in" fo:line-height="0.1388in"/>
    </style:style>
    <style:style style:name="T24" style:parent-style-name="FootnoteReference" style:family="text">
      <style:text-properties text:display="none" fo:color="#FFFFFF"/>
    </style:style>
    <style:style style:name="T25" style:parent-style-name="DefaultParagraphFont" style:family="text">
      <style:text-properties fo:font-weight="bold" style:font-weight-asian="bold" style:font-weight-complex="bold"/>
    </style:style>
    <style:style style:name="P26" style:parent-style-name="Heading1" style:list-style-name="LFO6" style:family="paragraph">
      <style:paragraph-properties fo:margin-top="0.25in" fo:margin-left="0.25in" fo:text-indent="-0.25in">
        <style:tab-stops>
          <style:tab-stop style:type="left" style:position="0in"/>
        </style:tab-stops>
      </style:paragraph-properties>
    </style:style>
    <style:style style:name="P27" style:parent-style-name="Heading1" style:list-style-name="LFO6" style:family="paragraph">
      <style:paragraph-properties fo:margin-top="0.25in" fo:margin-left="0.25in" fo:text-indent="-0.25in">
        <style:tab-stops>
          <style:tab-stop style:type="left" style:position="0in"/>
        </style:tab-stops>
      </style:paragraph-properties>
    </style:style>
    <style:style style:name="P28" style:parent-style-name="ParaNoInd" style:family="paragraph">
      <style:text-properties style:font-name="Lucida Console"/>
    </style:style>
    <style:style style:name="P29" style:parent-style-name="ParaNoInd" style:family="paragraph">
      <style:text-properties style:font-name="Lucida Console"/>
    </style:style>
    <style:style style:name="P30" style:parent-style-name="ParaNoInd" style:family="paragraph">
      <style:text-properties style:font-name="Lucida Console"/>
    </style:style>
    <style:style style:name="P31" style:parent-style-name="ParaNoInd" style:family="paragraph">
      <style:text-properties style:font-name="Lucida Console"/>
    </style:style>
    <style:style style:name="P32" style:parent-style-name="ParaNoInd" style:family="paragraph">
      <style:text-properties style:font-name="Lucida Console"/>
    </style:style>
    <style:style style:name="T33" style:parent-style-name="DefaultParagraphFont" style:family="text">
      <style:text-properties style:font-name="Lucida Console"/>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ParaNoInd" style:family="paragraph">
      <style:text-properties style:font-name="Lucida Console"/>
    </style:style>
    <style:style style:name="P37" style:parent-style-name="ParaNoInd" style:family="paragraph">
      <style:text-properties style:font-name="Lucida Console"/>
    </style:style>
    <style:style style:name="P38" style:parent-style-name="FigureCaption" style:family="paragraph">
      <style:paragraph-properties fo:margin-bottom="0.25in"/>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P41" style:parent-style-name="ParaNoInd" style:family="paragraph">
      <style:text-properties style:font-name="Lucida Console"/>
    </style:style>
    <style:style style:name="P42" style:parent-style-name="ParaNoInd" style:family="paragraph">
      <style:text-properties style:font-name="Lucida Console"/>
    </style:style>
    <style:style style:name="P43" style:parent-style-name="ParaNoInd" style:family="paragraph">
      <style:text-properties style:font-name="Lucida Console"/>
    </style:style>
    <style:style style:name="P44" style:parent-style-name="ParaNoInd" style:family="paragraph">
      <style:text-properties style:font-name="Lucida Console"/>
    </style:style>
    <style:style style:name="P45" style:parent-style-name="ParaNoInd" style:family="paragraph">
      <style:text-properties style:font-name="Lucida Console"/>
    </style:style>
    <style:style style:name="P46" style:parent-style-name="FigureCaption" style:family="paragraph">
      <style:paragraph-properties fo:margin-bottom="0.25in"/>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Heading1" style:list-style-name="LFO6" style:family="paragraph">
      <style:paragraph-properties fo:margin-top="0.25in" fo:margin-left="0.25in" fo:text-indent="-0.25in">
        <style:tab-stops>
          <style:tab-stop style:type="left" style:position="0in"/>
        </style:tab-stops>
      </style:paragraph-properties>
    </style:style>
    <style:style style:name="P50" style:parent-style-name="Heading1" style:list-style-name="LFO6" style:family="paragraph">
      <style:paragraph-properties fo:margin-top="0.25in" fo:margin-left="0.25in" fo:text-indent="-0.25in">
        <style:tab-stops>
          <style:tab-stop style:type="left" style:position="0in"/>
        </style:tab-stops>
      </style:paragraph-properties>
    </style:style>
    <style:style style:name="P51" style:parent-style-name="Heading1" style:list-style-name="LFO6" style:family="paragraph">
      <style:paragraph-properties fo:margin-top="0.25in" fo:margin-left="0.25in" fo:text-indent="-0.25in">
        <style:tab-stops>
          <style:tab-stop style:type="left" style:position="0in"/>
        </style:tab-stops>
      </style:paragraph-properties>
    </style:style>
    <style:style style:name="T52" style:parent-style-name="DefaultParagraphFont" style:family="text">
      <style:text-properties fo:font-style="italic" style:font-style-asian="italic"/>
    </style:style>
    <style:style style:name="T53" style:parent-style-name="DefaultParagraphFont" style:family="text">
      <style:text-properties fo:language="es" fo:country="ES"/>
    </style:style>
    <style:style style:name="T54" style:parent-style-name="DefaultParagraphFont" style:family="text">
      <style:text-properties style:font-size-complex="7pt"/>
    </style:style>
    <style:style style:name="T55" style:parent-style-name="DefaultParagraphFont" style:family="text">
      <style:text-properties style:font-size-complex="7pt"/>
    </style:style>
    <style:style style:name="T56" style:parent-style-name="DefaultParagraphFont" style:family="text">
      <style:text-properties fo:font-style="italic" style:font-style-asian="italic" style:font-size-complex="7pt"/>
    </style:style>
    <style:style style:name="T57" style:parent-style-name="DefaultParagraphFont" style:family="text">
      <style:text-properties style:font-size-complex="7pt"/>
    </style:style>
    <style:style style:name="T58" style:parent-style-name="DefaultParagraphFont" style:family="text">
      <style:text-properties style:font-size-complex="7pt"/>
    </style:style>
    <style:style style:name="T59" style:parent-style-name="DefaultParagraphFont" style:family="text">
      <style:text-properties fo:font-style="italic" style:font-style-asian="italic" style:font-size-complex="7pt"/>
    </style:style>
    <style:style style:name="T60" style:parent-style-name="DefaultParagraphFont" style:family="text">
      <style:text-properties style:font-size-complex="7pt"/>
    </style:style>
    <style:style style:name="T61" style:parent-style-name="Hyperlink" style:family="text">
      <style:text-properties style:font-size-complex="7pt"/>
    </style:style>
    <style:style style:name="T62" style:parent-style-name="DefaultParagraphFont" style:family="text">
      <style:text-properties style:font-size-complex="7pt"/>
    </style:style>
    <style:style style:name="T63" style:parent-style-name="DefaultParagraphFont" style:family="text">
      <style:text-properties style:font-size-complex="7pt"/>
    </style:style>
    <style:style style:name="T64" style:parent-style-name="DefaultParagraphFont" style:family="text">
      <style:text-properties style:font-size-complex="7pt"/>
    </style:style>
    <style:style style:name="T65" style:parent-style-name="DefaultParagraphFont" style:family="text">
      <style:text-properties fo:font-style="italic" style:font-style-asian="italic" style:font-size-complex="7pt"/>
    </style:style>
    <style:style style:name="T66" style:parent-style-name="DefaultParagraphFont" style:family="text">
      <style:text-properties style:font-size-complex="7pt"/>
    </style:style>
    <style:style style:name="T67" style:parent-style-name="Hyperlink" style:family="text">
      <style:text-properties style:font-size-complex="7pt"/>
    </style:style>
    <style:style style:name="T68" style:parent-style-name="DefaultParagraphFont" style:family="text">
      <style:text-properties style:font-size-complex="7pt"/>
    </style:style>
    <style:style style:name="T69" style:parent-style-name="DefaultParagraphFont" style:family="text">
      <style:text-properties style:font-size-complex="7pt"/>
    </style:style>
    <style:style style:name="T70" style:parent-style-name="DefaultParagraphFont" style:family="text">
      <style:text-properties style:font-size-complex="7pt"/>
    </style:style>
    <style:style style:name="T71" style:parent-style-name="DefaultParagraphFont" style:family="text">
      <style:text-properties fo:font-style="italic" style:font-style-asian="italic" style:font-size-complex="7pt"/>
    </style:style>
    <style:style style:name="T72" style:parent-style-name="DefaultParagraphFont" style:family="text">
      <style:text-properties style:font-size-complex="7pt"/>
    </style:style>
    <style:style style:name="T73" style:parent-style-name="Hyperlink" style:family="text">
      <style:text-properties style:font-size-complex="7pt"/>
    </style:style>
    <style:style style:name="T74" style:parent-style-name="DefaultParagraphFont" style:family="text">
      <style:text-properties style:font-size-complex="7pt"/>
    </style:style>
    <style:style style:name="T75" style:parent-style-name="DefaultParagraphFont" style:family="text">
      <style:text-properties style:font-size-complex="7pt"/>
    </style:style>
    <style:style style:name="T76" style:parent-style-name="DefaultParagraphFont" style:family="text">
      <style:text-properties style:font-size-complex="7pt"/>
    </style:style>
    <style:style style:name="T77" style:parent-style-name="DefaultParagraphFont" style:family="text">
      <style:text-properties style:font-size-complex="7pt"/>
    </style:style>
    <style:style style:name="T78" style:parent-style-name="DefaultParagraphFont" style:family="text">
      <style:text-properties style:font-size-complex="7pt"/>
    </style:style>
    <style:style style:name="T79" style:parent-style-name="DefaultParagraphFont" style:family="text">
      <style:text-properties style:font-size-complex="7pt"/>
    </style:style>
    <style:style style:name="T80" style:parent-style-name="Hyperlink" style:family="text">
      <style:text-properties style:font-size-complex="7pt"/>
    </style:style>
    <style:style style:name="T81" style:parent-style-name="DefaultParagraphFont" style:family="text">
      <style:text-properties style:font-size-complex="7pt"/>
    </style:style>
    <style:style style:name="T82" style:parent-style-name="DefaultParagraphFont" style:family="text">
      <style:text-properties style:font-size-complex="7pt"/>
    </style:style>
    <style:style style:name="T83" style:parent-style-name="Hyperlink" style:family="text">
      <style:text-properties style:font-size-complex="7pt"/>
    </style:style>
    <style:style style:name="T84" style:parent-style-name="DefaultParagraphFont" style:family="text">
      <style:text-properties fo:font-style="italic" style:font-style-asian="italic"/>
    </style:style>
    <style:style style:name="T85" style:parent-style-name="DefaultParagraphFont" style:family="text">
      <style:text-properties style:font-size-complex="7pt"/>
    </style:style>
    <style:style style:name="T86" style:parent-style-name="DefaultParagraphFont" style:family="text">
      <style:text-properties fo:font-style="italic" style:font-style-asian="italic" style:font-size-complex="7pt"/>
    </style:style>
    <style:style style:name="T87" style:parent-style-name="DefaultParagraphFont" style:family="text">
      <style:text-properties style:font-size-complex="7pt"/>
    </style:style>
    <style:style style:name="T88" style:parent-style-name="Hyperlink" style:family="text">
      <style:text-properties style:font-size-complex="7pt"/>
    </style:style>
    <style:style style:name="T89" style:parent-style-name="DefaultParagraphFont" style:family="text">
      <style:text-properties style:font-size-complex="7pt"/>
    </style:style>
    <style:style style:name="P90" style:parent-style-name="RefText" style:family="paragraph">
      <style:text-properties style:font-size-complex="7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Software Engineering</text:p>
            <text:p text:style-name="Articletitle">Code Reuse Patterns</text:p>
            <text:p text:style-name="Authorname"><text:span text:style-name="T13">Enrico Gigantiello</text:span><text:span text:style-name="T14">1</text:span><text:span text:style-name="T15"><text:s/>and<text:s/></text:span><text:span text:style-name="T16">David Martín-González</text:span><text:span text:style-name="T17">2</text:span></text:p>
            <text:p text:style-name="Affilation"><text:span text:style-name="T18">1</text:span><text:span text:style-name="T19"><text:s/></text:span>enrico.gigantiello (at) gmail.com</text:p>
            <text:p text:style-name="Affilation"><text:span text:style-name="T20">2</text:span><text:span text:style-name="T21"><text:s/></text:span>martingonzalezdavid (at) gmail.com</text:p>
          </table:table-cell>
        </table:table-row>
      </table:table>
      <text:p text:style-name="P22"/>
      <text:section text:name="Sect1" text:style-name="S1">
        <text:soft-page-break/>
        <text:p text:style-name="P23"><text:span text:style-name="T24"><text:note text:note-class="footnote" text:id="_ftn0"><text:note-citation text:label="*">*</text:note-citation><text:note-body/></text:note></text:span>abstract</text:p>
        <text:p text:style-name="AbstractText"><text:span text:style-name="T25">Motivation:</text:span><text:s/>Code reuse is one of the cornerstones of software engineering. In particular, we will focus on code reuse and inheritance patterns in the JavaScript coding language. We will establish a<text:s/>pattern taxonomy, introduce the most significant patterns and comment on their usefulness.<text:s/>A project with improper code reuse will be refactored and we will argue how it is improved.<text:s/>Finally, an argument is made to employ the patterns which make full use of JavaScript’s capabilities, even if they do not have a direct correspondence to patterns in other languages.</text:p>
        <text:h text:style-name="P26" text:outline-level="1">introduction<text:s/></text:h>
        <text:p text:style-name="ParaNoInd">Code reuse is one of the cornerstones of software engineering: it allows for easy extensibility and robustness, which are desired properties in every software project. This is typically achieved through the use of certain patterns, the most important of which will be subsequently introduced.<text:s/></text:p>
        <text:p text:style-name="ParaNoInd"/>
        <text:p text:style-name="ParaNoInd">It is clear to all <text:s/>JavaScript developers that over the last years this functional object oriented language has tried to provide some syntactical sugar to<text:s/>“look like”<text:s/>classical object oriented languages, as in languages that use classes. The reason for this was probably to encourage developers from other OO languages to use JavaScript. But as we all know, JavaScript has no actual classes – only prototypes.<text:s/></text:p>
        <text:p text:style-name="ParaNoInd"/>
        <text:p text:style-name="ParaNoInd">For this reason we will distinguish between patterns using the concept of class to obtain code reuse, which we will call classical, and the ones using JS’<text:s/>own features to obtain the same goal, called modern patterns.<text:s/></text:p>
        <text:p text:style-name="ParaNoInd"/>
        <text:p text:style-name="ParaNoInd">To perform our research, mostly [1] and [2] were used; however, while browsing for refactored code or looking for clarification to some of the points present in the previous references, several other interesting topics appeared, which have served to enrich our<text:s/>work. In particular, this led us to other interesting topics such as the new features in ES6, a way to ensure that constructor functions are<text:line-break/>no-‘new’-proof <text:s/>and a comparison of some patterns’ performance.</text:p>
        <text:h text:style-name="P27" text:outline-level="1">Classical code reuse patterns</text:h>
        <text:p text:style-name="ParaNoInd">Code reuse in classical OO languages is obtained through inheritance. Therefore, in this section we will assume to have a parent object with both own properties and extended prototype functionalities, and a child object which wants to inherit them.</text:p>
        <text:p text:style-name="ParaNoInd"/>
        <text:soft-page-break/>
        <text:p text:style-name="ParaNoInd">One basic approach to solving this problem is setting the child’s prototype as an instance of a new parent object. This way we can access all of the parent’s functionality<text:s/>and members inside the child object just by looking upwards in the prototype chain. This process is transparent to the developer, since when we call child.method, if the method is not found in the child’s properties, JS automatically looks for it in the prototype. The main problem with this approach is that own properties are likely to be specific to one instance and not reusable. Consequently, having a reference to them in a child instance is not a good code reuse principle in JS. Furthermore,<text:s/>this approach<text:s/>doesn’t enable the programmer to pass parameters to the child constructor.</text:p>
        <text:p text:style-name="ParaNoInd"/>
        <text:p text:style-name="ParaNoInd">To solve this last issue, the<text:s/>“Rent a Constructor”<text:s/>pattern can be used. This solution consists of calling the Function.prototype.apply() <text:s/>method to use the parent constructor on an instance of the child <text:s/>while passing an array of arguments to it. We will see later how the apply method can be invoked to reuse any other method of an object. This pattern only gives a copy of the inherited properties to the child so that it can freely modify them. Furthermore, it makes multiple inheritance quite easy since the object can easily<text:s/>“apply”<text:s/>more than one object’s constructor. The issue here is that no reference to the parent prototype will be available from the child.</text:p>
        <text:p text:style-name="ParaNoInd"/>
        <text:p text:style-name="ParaNoInd">The<text:s/>“Rent and Set Prototype”<text:s/>pattern, being the combination of the previous two methods, both applies the parent constructor and sets the child prototype to a new parent object. This way the child will have a copy of the<text:s/>“own members”<text:s/>of its parent but can still access the functionalities set in its prototype. A minor drawback is that the parent constructor is called twice.</text:p>
        <text:p text:style-name="ParaNoInd"/>
        <text:p text:style-name="ParaNoInd">As it was previously said, among the good principles of code reuse in JS is the idea of placing the reusable parts of code of an object in its prototype and not in its own properties. Following this idea<text:s/>“ad litteram”,<text:s/>we realize that the child actually only has to have access to its parent prototype, not to the object itself. We can apply this principle by making the child’s and parent’s prototype to be the same object,<text:s/>also avoiding to use the “new”<text:s/>operator at all.</text:p>
        <text:p text:style-name="ParaNoInd"/>
        <text:p text:style-name="ParaNoInd">Unfortunately,<text:s/>this<text:s/>“Share<text:s/>the Prototype”<text:s/>pattern has the<text:s/>significant<text:s/>drawback that any son or grandson down the hierarchy accesses the exact same prototype object as the first parent, which implies that it<text:s/>can modify it and generate unexpected behavior.</text:p>
        <text:p text:style-name="ParaNoInd"/>
        <text:p text:style-name="ParaNoInd">Luckily enough,<text:s/>JavaScript<text:s/>gives<text:s/>developer<text:s/>a workaround to<text:s/>circumvent this<text:s/>problem. We can set the prototype of an empty function to be the same as the parent’s and next set the child’s prototype<text:s/><text:soft-page-break/>to a new instance of the empty function. This pattern is called<text:s/>“Temporary Constructor”<text:s/>or also<text:s/>“Proxy”<text:s/>pattern.</text:p>
        <text:p text:style-name="ParaNoInd"/>
        <text:p text:style-name="P28">function inherit(C, P) {</text:p>
        <text:p text:style-name="P29">var F = function () {};</text:p>
        <text:p text:style-name="P30"><text:s text:c="4"/>F.prototype = P.prototype;</text:p>
        <text:p text:style-name="P31"><text:s text:c="4"/>C.prototype = new F();</text:p>
        <text:p text:style-name="P32">}</text:p>
        <text:p text:style-name="ParaNoInd"><text:span text:style-name="T33"><text:line-break/></text:span><text:span text:style-name="T34">Fig. 1.</text:span><text:span text:style-name="T35"> </text:span>Example implementation of the Proxy pattern.</text:p>
        <text:p text:style-name="P36"/>
        <text:p text:style-name="ParaNoInd">This pattern<text:s/>seems to be<text:s/>widely<text:s/>employed,<text:s/>since we found it in many of the projects we scanned while looking for code to refactor.<text:s/>The Proxy pattern<text:s/>has been<text:s/>sometimes<text:s/>enriched to look even more like a classical object oriented inheritance by adding an<text:s/><text:line-break/>“uber”<text:s/>property,<text:s/>linked to the parent prototype which is simulating the use of super.<text:s/>Obviously,<text:s/>super could<text:s/>not be used since it is<text:s/>a reserved word.</text:p>
        <text:p text:style-name="ParaNoInd"/>
        <text:p text:style-name="ParaNoInd">One last approach is the use of “Klass”<text:s/>methods,<text:s/>which provide syntactic sugar for emulating actual classes in JavaScript. Many different libraries provide different implementations of Klasses, but they all share three main points. First,<text:s/>they obviously have to provide an inheritance mechanism.<text:s/>Second,<text:s/>they should give access to the<text:s/>“superklass”. Third,<text:s/>a convention has to be<text:s/>established<text:s/>to recognize one of the methods defined in<text:s/>the klass as its constructor.</text:p>
        <text:p text:style-name="ParaNoInd"/>
        <text:p text:style-name="ParaNoInd">We can associate the result of invoking this function to a var KlassName and then use the new KlassName(params) to create an object. We<text:s/>will not<text:s/>dig into the Klass’<text:s/>implementation,<text:s/>but it might be good to know that the inheritance is<text:s/>usually<text:s/>obtained with the Proxy pattern shown before. An example implementation can be found in<text:s/>[2].</text:p>
        <text:p text:style-name="ParaNoInd"/>
        <text:p text:style-name="ParaNoInd">While looking around for projects to refactor we also stepped into a simple solution to solve the<text:s/>“forgetting the new”<text:s/>antipattern. Given a generic constructor function – e.g.,<text:s/>“Person”<text:s/>–, when creating an instance of the person it’s important to use the<text:s/>“new”<text:s/>keyword:</text:p>
        <text:p text:style-name="ParaNoInd"/>
        <text:p text:style-name="P37">var john = Person('John');</text:p>
        <text:p text:style-name="P38"><text:span text:style-name="T39">Fig. 2.</text:span><text:span text:style-name="T40"> </text:span>Wrong instantiation of an object.</text:p>
        <text:p text:style-name="ParaNoInd">In the above example,<text:s/>“john”<text:s/>would be undefined and all the work undertaken by the constructor would actually take place in the global object; this typically involves setting variables and methods. A possible workaround to fix this issue consists of checking the<text:s/>“this”<text:s/>context to see whether the constructor has been invoked with<text:s/>“new”, and returning a new instance of the object if that is not the case:</text:p>
        <text:p text:style-name="ParaNoInd"/>
        <text:p text:style-name="P41">function Person(name) {</text:p>
        <text:p text:style-name="P42"><text:s text:c="4"/>if (!(this instanceof Person))</text:p>
        <text:p text:style-name="P43"><text:tab/><text:s text:c="2"/>return new Person(name);</text:p>
        <text:p text:style-name="P44"><text:s text:c="4"/>this.name = name;</text:p>
        <text:p text:style-name="P45">}</text:p>
        <text:p text:style-name="P46"><text:span text:style-name="T47">Fig. 3.</text:span><text:span text:style-name="T48"> </text:span>Wrong instantiation of an object.</text:p>
        <text:soft-page-break/>
        <text:p text:style-name="ParaNoInd">We<text:s/>finally want to also remark that<text:s/>in<text:s/>ECMAScript<text:s/>6,<text:s/>new syntactical sugar will be added to simulate classical inheritance in JS. This version is not available yet<text:s/>in most browsers,<text:s/>but code<text:s/>written according to the ES6 specification<text:s/>can be run with the use of libraries<text:s/>like Babel.<text:s/>[7]<text:s/>Among other<text:s/>features comes the introduction of very familiar keywords for Classical OO developers such as<text:s/>“extends”,<text:s/>“constructor”,<text:s/>“super”,<text:s/>“private”<text:s/>or<text:s/>“static”<text:s/>when defining an object.<text:s/>These keywords would actually allow developers to create<text:s/>“classes”<text:s/>in a similar fashion to what would be expected of other object-oriented languages, such as Java.<text:s/></text:p>
        <text:h text:style-name="P49" text:outline-level="1">MODERN code reuse patterns</text:h>
        <text:p text:style-name="ParaNoInd"/>
        <text:p text:style-name="ParaNoInd">While the previous patterns illustrate JavaScript’s high flexibility, up to the point that it can be used to emulate a traditional object-oriented language, the point of whether emulating a different paradigm is an appropriate approach arises by itself. In this section we will aim to introduce a different set of techniques which aim to make the most of JavaScript’s features and create patterns better tailored for the language.<text:s/></text:p>
        <text:p text:style-name="ParaNoInd"/>
        <text:p text:style-name="ParaNoInd">As was previously indicated, we distinguish between two types of patterns: those which try to mimic that of object-oriented design, and the ones that intend to make full use of JavaScript’s abilities, which we call “modern”. In all these patterns, we simply try to create an object from one or several parent objects.</text:p>
        <text:p text:style-name="ParaNoInd"/>
        <text:p text:style-name="ParaNoInd">One of the most relevant and commonly used patterns is called prototypal inheritance. In a nutshell, it basically sets an object’s prototype to be another object. This is typically achieved by having an object() function, such that the first parameter to this function is the object we want to inherit from; the function would then return a new object.</text:p>
        <text:p text:style-name="ParaNoInd"/>
        <text:p text:style-name="ParaNoInd">A particularly interesting feature of this pattern is that it allows us to decide whether to inherit an object’s own properties or simply the reusable methods set in the prototype. This distinction matters because sometimes an object’s own properties might be reusable, whereas in other cases they will be bound to a certain object. While invoking object() with an existing object inherits own properties, using that object’s prototype as the argument to object() allows us only to inherit attributes defined in the prototype.</text:p>
        <text:p text:style-name="ParaNoInd"/>
        <text:p text:style-name="ParaNoInd">Additionally, we would point out that an Object.create() function is present in ECMAScript 5, which works in most current browsers save for IE 8 and older. This function takes an optional second parameter which allows us to specify parameters for the new object.</text:p>
        <text:p text:style-name="ParaNoInd"/>
        <text:p text:style-name="ParaNoInd">Another well-known pattern is called mix-ins, which allows for multiple inheritance. The basic idea behind it is that an object can inherit from several other objects simply by copying all of its attributes. A basic implementation should be straightforward, although caution should be taken to ensure that composite objects are copied recursively.</text:p>
        <text:p text:style-name="ParaNoInd"/>
        <text:p text:style-name="ParaNoInd">Rather than inheritance, the next pattern focuses on pure code reuse. If for some reason we had a method in an object which we don’t want to define for a second object, it is possible to use JavaScript’s<text:s/><text:soft-page-break/>call() or apply() methods. The main issue with this approach would typically be the "this" context, which if calling a function normally, would always point to the object which contains that function. However, call() and apply() take a first argument which allows us to define the "this" context that should be used when invoking this function. Therefore, this allows us to actually use a function in a different object to that where it was defined.</text:p>
        <text:p text:style-name="ParaNoInd"/>
        <text:p text:style-name="ParaNoInd">Care should be taken when using this approach without call() or apply(): failing to set the context appropriately will often lead to errors which are hard to spot. For instance, copying a reference to a function and passing it as a callback will not be enough to change the context. Fortunately, it is possible to define a bind() function which takes an object and a function and returns a new function which is identical to invoking the original function with the specified object as its context. A Function.prototype.bind() method is available in ECMAScript 5, although again it does not work in IE versions older than 9.</text:p>
        <text:p text:style-name="ParaNoInd"/>
        <text:p text:style-name="ParaNoInd">Lastly, one particularly interesting pattern is the functional pattern. While the main idea is rather similar to traditional inheritance in object-oriented languages, there are several details that make it stand out.</text:p>
        <text:p text:style-name="ParaNoInd"/>
        <text:p text:style-name="ParaNoInd">In the functional pattern, each object type has a constructor that takes one “spec”<text:s/>object which contains a list of variables needed to initialize the object. Optionally, it might also take a<text:s/>“my”<text:s/>object, which contains private variables that might be needed by a constructor up above in the inheritance chain but not necessarily in the current constructor. Then all the needed private variables will be defined and a new object (“that”) is created.<text:s/>“that”<text:s/>will contain all the necessary methods, such as getters and setters, but it will not have any exposed variables. Inheritance is achieved by initializing "that" to an object of another type by invoking that type’s constructor; if we don’t want to inherit, we can simply initialize "that" to an empty object.</text:p>
        <text:p text:style-name="ParaNoInd"/>
        <text:p text:style-name="ParaNoInd">The functional pattern is significantly less verbose than other approaches, enforces attribute and method privacy easily and allows to do without<text:s/>“new”<text:s/>or<text:s/>“this”,<text:s/>keywords whose inappropriate use often cause hard-to-spot errors. However, it has the downside that object instantiation is usually slower, as all the methods inside the returned object need to be defined with each call to the constructor. This needs to be taken into account when deciding which pattern to use; if lots of objects are to be created, then this might not be the most appropriate approach.</text:p>
        <text:p text:style-name="ParaNoInd"/>
        <text:p text:style-name="ParaNoInd">To finish, we would like to indicate that, as a whole, classic inheritance is a powerful tool, but not necessarily the most appropriate one for JavaScript. JS is built on a completely different paradigm, which can make newcomers frustrated; still we hope to have proven that JavaScript has a distinct set of patterns which can be simpler and more expressive that those found on traditional object-oriented languages.</text:p>
        <text:p text:style-name="ParaNoInd"/>
        <text:p text:style-name="ParaNoInd"/>
        <text:p text:style-name="ParaNoInd"/>
        <text:soft-page-break/>
        <text:h text:style-name="P50" text:outline-level="1">REFACTORING</text:h>
        <text:p text:style-name="ParaNoInd"/>
        <text:p text:style-name="ParaNoInd">We have chosen to refactor XDate, a library which aims to extend the native JavaScript Date type. This library adds several new operations, such as adding a set amount of years, months, etc. to a date, as well as calculating the difference between two dates. The source files for this project can be found in<text:s/>[8].</text:p>
        <text:p text:style-name="ParaNoInd"/>
        <text:p text:style-name="ParaNoInd">The main issue we have found with this library is that, instead of extending from a native Date object, it is simply storing one internally and manually defining all the operations, which leads to unnecessary code clutter; in particular, all getters or setters must be manually defined. While extending a Date object is not straightforward<text:s/>[9],<text:s/>some of the previously used patterns can be used to significantly reduce the amount of written code. In particular, we have used the functional pattern.</text:p>
        <text:p text:style-name="ParaNoInd"/>
        <text:p text:style-name="ParaNoInd">It needs to be said that, due to the considerable size of the XDate library and the costs of refactoring its constructor, the refactored version of the project does not contain all the operations; instead, it contains a subset of these, which we believe are sufficient to illustrate the differences between both approaches.</text:p>
        <text:p text:style-name="ParaNoInd"/>
        <text:p text:style-name="ParaNoInd">Extending directly from Date using the functional pattern allowed us to get rid, at the very least, of the definition of all<text:s/>“getUTC”<text:s/>methods. The getters in the refactored version do not work exactly as those in the original project, as we do not observe whether the object is set to UTC, but even if we were to mimic this behavior, the amount of written code would still be significantly less; we’d only have to call either a get or getUTC function depending on the UTC mode. Something similar happens to the setters, which we have implemented; while the setters' basic functionality is untouched, the ones in XDate return an instance of the object, which can be used for chaining. Although this lead us to implementing manually all setters as well, the amount of code used is again smaller and could have been avoided completely had we decided not to allow chaining.</text:p>
        <text:p text:style-name="ParaNoInd"/>
        <text:p text:style-name="ParaNoInd">All in all, it seems clear that the functional pattern allows for much cleaner code. However, it should also be stressed that refactoring a large class’<text:s/>constructor can take a very significant amount of time; on top of that, this particular case also involves modifying public APIs, which can be inappropriate for a reusable library. In particular, our changes involve dropping the need to use the<text:s/>“new”<text:s/>keyword and, most importantly, renaming the constructor from XDate to xDate, so as to indicate that the constructor doesn’t need to be invoked with<text:s/>“new”.</text:p>
        <text:p text:style-name="ParaNoInd"/>
        <text:h text:style-name="P51" text:outline-level="1">CONCLUSIONS</text:h>
        <text:p text:style-name="ParaNoInd">While JavaScript is an extremely common language these days, it is still sadly regarded by many developers as not much more than a toy and unfit for large projects.<text:s/>However, we have come to demonstrate how, correctly used, JavaScript packs great expressive power and, in particular, can be used to achieve code reuse in ways that go beyond traditional object-oriented languages.<text:s/>In particular, the functional and the prototypal patterns stand out and seem to be among<text:s/><text:soft-page-break/>the most widely used, although the traditional proxy pattern is also quite common.</text:p>
        <text:p text:style-name="ParaNoInd"/>
        <text:p text:style-name="ParaNoInd">In particular, even though both authors have been working with JavaScript for some time, we were unaware of the existence of most of the patterns introduced during the seminar. As a side note, we would point out that some of the patterns might be arguably outdated for new projects (i.e., jQuery patterns might not be so relevant once the developer uses a framework such as Angular or Ember, which make DOM manipulation infrequent), even though these are usual fixtures in legacy projects. In particular, code reuse patterns are fundamental regardless of the technologies used: in pretty much every scenario there will be the need to use objects and inheritance, and choosing the right pattern to deal with this will have a significant effect on both the quality on the code and its performance.</text:p>
        <text:p text:style-name="ParaNoInd"/>
        <text:p text:style-name="ParaNoInd">As a whole, we believe that the seminar has had a large effect on shifting our views towards JavaScript, which we now regard as a much more powerful language which we will be able to use more confidently in the future to write more efficient, stable and maintainable code.</text:p>
        <text:p text:style-name="ParaNoInd"/>
        <text:p text:style-name="ParaNoInd"/>
        <text:p text:style-name="RefHead">References</text:p>
        <text:p text:style-name="RefText">[1] Crockford, D. (2008)<text:s/><text:span text:style-name="T52">JavaScript: The Good Parts</text:span>.<text:s/><text:span text:style-name="T53">Sebastopol, CA: O'Reilly Media, Inc.</text:span></text:p>
        <text:p text:style-name="RefText"><text:span text:style-name="T54">[2]<text:s/></text:span><text:span text:style-name="T55">Stofanov, S. (2010)<text:s/></text:span><text:span text:style-name="T56">JavaScript Patterns</text:span><text:span text:style-name="T57">. Sebastopol, CA: O'Reilly Media, Inc.</text:span></text:p>
        <text:p text:style-name="RefText"><text:span text:style-name="T58">[3] Crockford, D. (2008)<text:s/></text:span><text:span text:style-name="T59">Prototypal Inheritance in JavaScript</text:span><text:span text:style-name="T60">. Retrieved from<text:s/></text:span><text:a xlink:href="http://javascript.crockford.com/prototypal.html" office:target-frame-name="_top" xlink:show="replace"><text:span text:style-name="T61">http://javascript.crockford.com/prototypal.html</text:span></text:a><text:span text:style-name="T62">.</text:span></text:p>
        <text:p text:style-name="RefText"><text:span text:style-name="T63">[4]</text:span><text:s/><text:span text:style-name="T64">Crockford, D. (Date unknown)<text:s/></text:span><text:span text:style-name="T65">Classical Inheritance in JavaScript</text:span><text:span text:style-name="T66">. Retrieved from<text:s/></text:span><text:a xlink:href="http://www.crockford.com/javascript/inheritance.html" office:target-frame-name="_top" xlink:show="replace"><text:span text:style-name="T67">http://www.crockford.com/javascript/inheritance.html</text:span></text:a><text:span text:style-name="T68">.</text:span></text:p>
        <text:p text:style-name="RefText"><text:span text:style-name="T69">[5]</text:span><text:s/><text:span text:style-name="T70">Richard-Foy, J. (2011)<text:s/></text:span><text:span text:style-name="T71">Functional inheritance vs prototypal inheritance</text:span><text:span text:style-name="T72">. [Blog post] Retrieved from<text:s/></text:span><text:a xlink:href="http://julien.richard-foy.fr/blog/2011/10/30/functional-inheritance-vs-prototypal-inheritance/" office:target-frame-name="_top" xlink:show="replace"><text:span text:style-name="T73">http://julien.richard-foy.fr/blog/2011/10/30/functional-inheritance-vs-prototypal-inheritance/</text:span></text:a><text:span text:style-name="T74">.</text:span></text:p>
        <text:p text:style-name="RefText"><text:span text:style-name="T75">[6]</text:span><text:s/><text:span text:style-name="T76">Yegge, S. (2006)<text:s/></text:span><text:span text:style-name="T77">Ex</text:span><text:span text:style-name="T78">ecution in the Kingdom of Nouns</text:span><text:span text:style-name="T79">. [Blog post] Retrieved from<text:s/></text:span><text:a xlink:href="http://steve-yegge.blogspot.de/2006/03/execution-in-kingdom-of-nouns.html" office:target-frame-name="_top" xlink:show="replace"><text:span text:style-name="T80">http://steve-yegge.blogspot.de/2006/03/execution-in-kingdom-of-nouns.html</text:span></text:a><text:span text:style-name="T81">.</text:span></text:p>
        <text:p text:style-name="RefText"><text:span text:style-name="T82">[7] Babel:<text:s/></text:span><text:a xlink:href="https://babeljs.io/" office:target-frame-name="_top" xlink:show="replace"><text:span text:style-name="T83">https://babeljs.io/</text:span></text:a><text:s/></text:p>
        <text:p text:style-name="RefText">[8] Shaw, A.<text:s/><text:span text:style-name="T84">XDate: A Modern JavaScript Date Library</text:span>. [GitHub repository] Retrieved from<text:s/><text:a xlink:href="https://github.com/arshaw/xdate" office:target-frame-name="_top" xlink:show="replace"><text:span text:style-name="Hyperlink">https://github.com/arshaw/xdate</text:span></text:a>.</text:p>
        <text:p text:style-name="RefText"><text:span text:style-name="T85">[9] evilcelery et al. (2011)<text:s/></text:span><text:span text:style-name="T86">How to extend the JavaScript Date object?</text:span><text:span text:style-name="T87"><text:s/>[StackOverflow question] Retrieved from<text:s/></text:span><text:a xlink:href="https://stackoverflow.com/questions/6075231/how-to-extend-the-javascript-date-object" office:target-frame-name="_top" xlink:show="replace"><text:span text:style-name="T88">https://stackoverflow.com/questions/6075231/how-to-extend-the-javascript-date-object</text:span></text:a><text:span text:style-name="T89">.</text:span></text:p>
        <text:p text:style-name="P9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Helvetica-Light" svg:font-family="Helvetica-Light" style:font-family-generic="roman"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Heading1" style:display-name="Heading 1" style:family="paragraph" style:next-style-name="Normal" style:default-outline-level="1">
      <style:paragraph-properties fo:margin-top="0.1569in" fo:margin-bottom="0.0347in" fo:line-height="0.1666in" fo:margin-left="0.2479in" fo:text-indent="-0.2479in">
        <style:tab-stops>
          <style:tab-stop style:type="left" style:position="0.002in"/>
        </style:tab-stops>
      </style:paragraph-properties>
      <style:text-properties style:font-name="Helvetica" fo:font-weight="bold" style:font-weight-asian="bold" fo:text-transform="uppercase" fo:language="en" fo:country="US" style:language-asian="en" style:country-asian="US" fo:hyphenate="true"/>
    </style:style>
    <style:style style:name="Heading2" style:display-name="Heading 2" style:family="paragraph" style:next-style-name="Normal" style:default-outline-level="2">
      <style:paragraph-properties fo:margin-top="0.0763in" fo:margin-bottom="0.0361in" fo:line-height="0.1666in"/>
      <style:text-properties fo:font-weight="bold" style:font-weight-asian="bold" style:font-weight-complex="bold" fo:language="en" fo:country="US" style:language-asian="en" style:country-asian="US" fo:hyphenate="tru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tru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tru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tru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tru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true"/>
    </style:style>
    <style:style style:name="Normal" style:display-name="Normal" style:family="paragraph">
      <style:paragraph-properties fo:line-height="0.1666in"/>
      <style:text-properties style:font-name="Times" style:font-size-complex="12pt" fo:language="en" fo:country="US" style:language-asian="en" style:country-asian="US" fo:hyphenate="true"/>
    </style:style>
    <style:style style:name="DefaultParagraphFont" style:display-name="Default Paragraph Font" style:family="text"/>
    <style:style style:name="Header" style:display-name="Header" style:family="paragraph" style:parent-style-name="Normal">
      <style:paragraph-properties fo:margin-bottom="0.3611in" fo:line-height="0.1111in">
        <style:tab-stops>
          <style:tab-stop style:type="center" style:position="3in"/>
          <style:tab-stop style:type="right" style:position="6in"/>
        </style:tab-stops>
      </style:paragraph-properties>
      <style:text-properties style:font-name="Helvetica" fo:font-weight="bold" style:font-weight-asian="bold" fo:font-style="italic" style:font-style-asian="italic" fo:font-size="8pt" style:font-size-asian="8pt" fo:hyphenate="tru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true"/>
    </style:style>
    <style:style style:name="FootnoteText" style:display-name="Footnote Text" style:family="paragraph" style:parent-style-name="Normal">
      <style:paragraph-properties fo:margin-top="0.0138in" fo:line-height="0.1388in"/>
      <style:text-properties style:font-name="Times New Roman" fo:font-size="8pt" style:font-size-asian="8pt" style:font-size-complex="10pt" fo:hyphenate="true"/>
    </style:style>
    <style:style style:name="Catchline" style:display-name="Catchline" style:family="paragraph">
      <style:paragraph-properties fo:text-align="end" fo:margin-top="0.0972in" fo:line-height="0.1111in"/>
      <style:text-properties style:font-name="Helvetica" fo:font-style="italic" style:font-style-asian="italic" fo:font-size="8pt" style:font-size-asian="8pt" fo:language="en" fo:country="US" style:language-asian="en" style:country-asian="US" fo:hyphenate="true"/>
    </style:style>
    <style:style style:name="DOILine" style:display-name="DOI Line" style:family="paragraph" style:parent-style-name="Catchline">
      <style:paragraph-properties fo:margin-top="0.0305in"/>
      <style:text-properties fo:hyphenate="true"/>
    </style:style>
    <style:style style:name="Articletitle" style:display-name="Article title" style:family="paragraph">
      <style:paragraph-properties fo:margin-top="0.0638in" fo:line-height="0.2916in"/>
      <style:text-properties style:font-name="Helvetica" fo:font-weight="bold" style:font-weight-asian="bold" fo:font-size="16pt" style:font-size-asian="16pt" fo:language="en" fo:country="US" style:language-asian="en" style:country-asian="US" fo:hyphenate="true"/>
    </style:style>
    <style:style style:name="Authorname" style:display-name="Author name" style:family="paragraph">
      <style:paragraph-properties fo:margin-top="0.0486in" fo:line-height="0.2083in"/>
      <style:text-properties style:font-name="Helvetica-Light" style:font-style-complex="italic" fo:font-size="13pt" style:font-size-asian="13pt" fo:language="en" fo:country="US" style:language-asian="en" style:country-asian="US" fo:hyphenate="true"/>
    </style:style>
    <style:style style:name="Affilation" style:display-name="Affilation" style:family="paragraph" style:parent-style-name="Authorname">
      <style:paragraph-properties fo:margin-top="0.0277in" fo:margin-bottom="0.0361in" fo:line-height="0.1666in"/>
      <style:text-properties fo:font-size="10pt" style:font-size-asian="10pt" fo:hyphenate="true"/>
    </style:style>
    <style:style style:name="Received" style:display-name="Received" style:family="paragraph" style:parent-style-name="Affilation">
      <style:paragraph-properties fo:margin-top="0in" fo:margin-bottom="0.2041in"/>
      <style:text-properties fo:font-size="8pt" style:font-size-asian="8pt" fo:hyphenate="true"/>
    </style:style>
    <style:style style:name="AbstractHead" style:display-name="Abstract Head" style:family="paragraph">
      <style:paragraph-properties fo:text-align="justify" fo:margin-top="0.1458in" fo:margin-bottom="0.0069in" fo:line-height="0.1527in"/>
      <style:text-properties style:font-name="Helvetica" fo:font-weight="bold" style:font-weight-asian="bold" fo:text-transform="uppercase" fo:font-size="8pt" style:font-size-asian="8pt" fo:language="en" fo:country="US" style:language-asian="en" style:country-asian="US" fo:hyphenate="true"/>
    </style:style>
    <style:style style:name="AbstractText" style:display-name="Abstract Text" style:family="paragraph">
      <style:paragraph-properties fo:text-align="justify" fo:line-height="0.1527in"/>
      <style:text-properties style:font-name="Helvetica" fo:font-size="8pt" style:font-size-asian="8pt" fo:language="en" fo:country="US" style:language-asian="en" style:country-asian="US" fo:hyphenate="true"/>
    </style:style>
    <style:style style:name="Para" style:display-name="Para" style:family="paragraph">
      <style:paragraph-properties fo:text-align="justify" fo:line-height="0.1527in" fo:text-indent="0.118in"/>
      <style:text-properties fo:font-size="9pt" style:font-size-asian="9pt" fo:language="en" fo:country="US" style:language-asian="en" style:country-asian="US" fo:hyphenate="true"/>
    </style:style>
    <style:style style:name="ParaNoInd" style:display-name="ParaNoInd" style:family="paragraph" style:parent-style-name="Para">
      <style:paragraph-properties fo:text-indent="0in"/>
      <style:text-properties fo:hyphenate="true"/>
    </style:style>
    <style:style style:name="FootnoteReference" style:display-name="Footnote Reference" style:family="text" style:parent-style-name="DefaultParagraphFont">
      <style:text-properties style:text-position="super 65%"/>
    </style:style>
    <style:style style:name="PageNumber" style:display-name="Page Number" style:family="text" style:parent-style-name="DefaultParagraphFont">
      <style:text-properties style:font-name="Helvetica" fo:font-weight="bold" style:font-weight-asian="bold" fo:font-size="9pt" style:font-size-asian="9pt"/>
    </style:style>
    <style:style style:name="Ahead" style:display-name="A head" style:family="paragraph" style:parent-style-name="Heading1" style:default-outline-level="1">
      <style:text-properties fo:hyphenate="true"/>
    </style:style>
    <style:style style:name="BlockText" style:display-name="Block Text" style:family="paragraph" style:parent-style-name="Normal">
      <style:paragraph-properties fo:margin-bottom="0.0833in" fo:margin-left="1in" fo:margin-right="1in">
        <style:tab-stops/>
      </style:paragraph-properties>
      <style:text-properties fo:hyphenate="true"/>
    </style:style>
    <style:style style:name="Chead" style:display-name="C head" style:family="text" style:parent-style-name="DefaultParagraphFont">
      <style:text-properties style:font-name="Times New Roman" fo:font-style="italic" style:font-style-asian="italic" fo:font-size="9pt" style:font-size-asian="9pt"/>
    </style:style>
    <style:style style:name="ParawithChead" style:display-name="Para with C head" style:family="paragraph" style:parent-style-name="ParaNoInd">
      <style:paragraph-properties fo:margin-top="0.0875in"/>
      <style:text-properties fo:hyphenate="true"/>
    </style:style>
    <style:style style:name="NumberedList" style:display-name="Numbered List" style:family="paragraph" style:parent-style-name="ParaNoInd" style:list-style-name="LFO1">
      <style:paragraph-properties fo:margin-top="0.0416in" fo:margin-left="0.3888in" fo:text-indent="-0.2708in">
        <style:tab-stops>
          <style:tab-stop style:type="left" style:position="0in"/>
        </style:tab-stops>
      </style:paragraph-properties>
      <style:text-properties fo:hyphenate="true"/>
    </style:style>
    <style:style style:name="NumberedListfirst" style:display-name="Numbered List first" style:family="paragraph" style:parent-style-name="NumberedList" style:list-style-name="LFO1">
      <style:paragraph-properties fo:margin-top="0.0833in"/>
      <style:text-properties fo:hyphenate="true"/>
    </style:style>
    <style:style style:name="NumberedListlast" style:display-name="Numbered List last" style:family="paragraph" style:parent-style-name="NumberedList" style:list-style-name="LFO1">
      <style:paragraph-properties fo:margin-bottom="0.0833in"/>
      <style:text-properties fo:hyphenate="true"/>
    </style:style>
    <style:style style:name="BulletedList" style:display-name="Bulleted List" style:family="paragraph" style:parent-style-name="ParaNoInd" style:list-style-name="LFO2">
      <style:paragraph-properties fo:margin-top="0.0416in" fo:margin-left="0.2597in" fo:text-indent="-0.1416in">
        <style:tab-stops>
          <style:tab-stop style:type="left" style:position="0in"/>
        </style:tab-stops>
      </style:paragraph-properties>
      <style:text-properties fo:hyphenate="true"/>
    </style:style>
    <style:style style:name="BulletedListfirst" style:display-name="Bulleted List first" style:family="paragraph" style:parent-style-name="BulletedList" style:list-style-name="LFO2">
      <style:paragraph-properties fo:margin-top="0.0833in"/>
      <style:text-properties fo:hyphenate="true"/>
    </style:style>
    <style:style style:name="BulletedListlast" style:display-name="Bulleted List last" style:family="paragraph" style:parent-style-name="BulletedList" style:list-style-name="LFO2">
      <style:paragraph-properties fo:margin-bottom="0.0833in"/>
      <style:text-properties fo:hyphenate="true"/>
    </style:style>
    <style:style style:name="MTDisplayEquation" style:display-name="MTDisplayEquation" style:family="paragraph" style:parent-style-name="ParaNoInd" style:next-style-name="Normal">
      <style:paragraph-properties>
        <style:tab-stops>
          <style:tab-stop style:type="center" style:position="1.6944in"/>
          <style:tab-stop style:type="right" style:position="3.375in"/>
        </style:tab-stops>
      </style:paragraph-properties>
      <style:text-properties fo:hyphenate="true"/>
    </style:style>
    <style:style style:name="CopyrightLine" style:display-name="CopyrightLine" style:family="paragraph" style:parent-style-name="Footer">
      <style:paragraph-properties fo:line-height="0.1388in">
        <style:tab-stops>
          <style:tab-stop style:type="right" style:position="7in"/>
        </style:tab-stops>
      </style:paragraph-properties>
      <style:text-properties style:font-name="Helvetica" fo:font-size="7pt" style:font-size-asian="7pt" fo:hyphenate="true"/>
    </style:style>
    <style:style style:name="UnnumberedList" style:display-name="Unnumbered List" style:family="paragraph" style:parent-style-name="ParaNoInd">
      <style:paragraph-properties fo:margin-left="0.2777in" fo:text-indent="-0.2777in">
        <style:tab-stops/>
      </style:paragraph-properties>
      <style:text-properties fo:hyphenate="true"/>
    </style:style>
    <style:style style:name="UnnumberedListfirst" style:display-name="Unnumbered List first" style:family="paragraph" style:parent-style-name="UnnumberedList">
      <style:paragraph-properties fo:margin-top="0.0833in"/>
      <style:text-properties fo:hyphenate="true"/>
    </style:style>
    <style:style style:name="UnnumberedListlast" style:display-name="Unnumbered List last" style:family="paragraph" style:parent-style-name="UnnumberedList">
      <style:paragraph-properties fo:margin-bottom="0.0833in"/>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EquationDisplay" style:display-name="Equation Display" style:family="paragraph" style:parent-style-name="MTDisplayEquation">
      <style:paragraph-properties fo:margin-top="0.0833in" fo:margin-bottom="0.0833in" fo:line-height="100%"/>
      <style:text-properties fo:hyphenate="true"/>
    </style:style>
    <style:style style:name="FigureCaption" style:display-name="Figure Caption" style:family="paragraph">
      <style:paragraph-properties fo:text-align="justify" fo:margin-top="0.2013in" fo:margin-bottom="0.1666in" fo:line-height="0.1388in"/>
      <style:text-properties fo:font-size="8pt" style:font-size-asian="8pt" fo:language="en" fo:country="US" style:language-asian="en" style:country-asian="US" fo:hyphenate="true"/>
    </style:style>
    <style:style style:name="Tablecaption" style:display-name="Table caption" style:family="paragraph">
      <style:paragraph-properties fo:margin-top="0.1666in" fo:margin-bottom="0.1805in" fo:line-height="0.1388in"/>
      <style:text-properties fo:font-size="8pt" style:font-size-asian="8pt" fo:language="en" fo:country="US" style:language-asian="en" style:country-asian="US" fo:hyphenate="true"/>
    </style:style>
    <style:style style:name="Tablebody" style:display-name="Table body" style:family="paragraph">
      <style:paragraph-properties fo:line-height="0.1388in" fo:margin-left="0.1111in" fo:text-indent="-0.1111in">
        <style:tab-stops/>
      </style:paragraph-properties>
      <style:text-properties fo:font-size="8pt" style:font-size-asian="8pt" fo:language="en" fo:country="US" style:language-asian="en" style:country-asian="US" fo:hyphenate="true"/>
    </style:style>
    <style:style style:name="TableColumnhead" style:display-name="Table Column head" style:family="paragraph" style:parent-style-name="Tablebody">
      <style:paragraph-properties fo:margin-top="0.0555in" fo:margin-bottom="0.0972in"/>
      <style:text-properties fo:hyphenate="true"/>
    </style:style>
    <style:style style:name="Tablebodyfirst" style:display-name="Table body first" style:family="paragraph" style:parent-style-name="Tablebody">
      <style:paragraph-properties fo:margin-top="0.0625in"/>
      <style:text-properties fo:hyphenate="true"/>
    </style:style>
    <style:style style:name="Tablebodylast" style:display-name="Table body last" style:family="paragraph" style:parent-style-name="Tablebody">
      <style:paragraph-properties fo:margin-bottom="0.093in"/>
      <style:text-properties fo:hyphenate="true"/>
    </style:style>
    <style:style style:name="Tablefootnote" style:display-name="Table footnote" style:family="paragraph">
      <style:paragraph-properties fo:text-align="justify" fo:margin-top="0.0555in" fo:line-height="0.125in"/>
      <style:text-properties fo:font-size="7pt" style:font-size-asian="7pt" fo:language="en" fo:country="US" style:language-asian="en" style:country-asian="US" fo:hyphenate="true"/>
    </style:style>
    <style:style style:name="AckHead" style:display-name="Ack Head" style:family="paragraph" style:parent-style-name="Ahead" style:default-outline-level="1">
      <style:text-properties fo:hyphenate="true"/>
    </style:style>
    <style:style style:name="AckText" style:display-name="Ack Text" style:family="paragraph" style:parent-style-name="ParaNoInd">
      <style:text-properties fo:hyphenate="true"/>
    </style:style>
    <style:style style:name="RefHead" style:display-name="Ref Head" style:family="paragraph" style:parent-style-name="Ahead" style:default-outline-level="1">
      <style:text-properties fo:hyphenate="true"/>
    </style:style>
    <style:style style:name="RefText" style:display-name="Ref Text" style:family="paragraph">
      <style:paragraph-properties fo:text-align="justify" fo:line-height="0.125in" fo:margin-left="0.1576in" fo:text-indent="-0.1576in">
        <style:tab-stops/>
      </style:paragraph-properties>
      <style:text-properties fo:font-size="7pt" style:font-size-asian="7pt" fo:language="en" fo:country="US" style:language-asian="en" style:country-asian="US" fo:hyphenate="true"/>
    </style:style>
    <style:style style:name="BHead" style:display-name="B Head" style:family="paragraph" style:list-style-name="LFO8" style:default-outline-level="2">
      <style:paragraph-properties fo:margin-top="0.0694in" fo:margin-bottom="0.0416in" fo:line-height="0.1805in"/>
      <style:text-properties style:font-name="Helvetica" fo:font-weight="bold" style:font-weight-asian="bold" fo:language="en" fo:country="US" style:language-asian="en" style:country-asian="US" fo:hyphenate="true"/>
    </style:style>
    <style:style style:name="HTMLAddress" style:display-name="HTML Address" style:family="paragraph" style:parent-style-name="Normal">
      <style:text-properties fo:font-style="italic" style:font-style-asian="italic" style:font-style-complex="italic" fo:hyphenate="true"/>
    </style:style>
    <style:style style:name="ArticleType" style:display-name="Article Type" style:family="paragraph">
      <style:paragraph-properties fo:margin-top="0.1111in"/>
      <style:text-properties style:font-name="Helvetica" fo:font-style="italic" style:font-style-asian="italic" fo:font-size="12pt" style:font-size-asian="12pt" fo:language="en" fo:country="US" style:language-asian="en" style:country-asian="US" fo:hyphenate="true"/>
    </style:style>
    <style:style style:name="Para0" style:display-name="&lt;Para&gt;" style:family="paragraph" style:parent-style-name="Para">
      <style:paragraph-properties fo:line-height="0.1388in"/>
      <style:text-properties fo:font-size="8pt" style:font-size-asian="8pt" fo:hyphenate="true"/>
    </style:style>
    <style:style style:name="ParaNoInd0" style:display-name="&lt;ParaNoInd&gt;" style:family="paragraph" style:parent-style-name="ParaNoInd">
      <style:paragraph-properties fo:line-height="0.1388in"/>
      <style:text-properties fo:font-size="8pt" style:font-size-asian="8pt" fo:hyphenate="true"/>
    </style:style>
    <style:style style:name="ParawithChead0" style:display-name="&lt;Para with C head&gt;" style:family="paragraph" style:parent-style-name="ParawithChead">
      <style:paragraph-properties fo:line-height="0.1388in"/>
      <style:text-properties fo:font-size="8pt" style:font-size-asian="8pt" fo:hyphenate="true"/>
    </style:style>
    <style:style style:name="EquationDisplay0" style:display-name="&lt;Equation Display&gt;" style:family="paragraph" style:parent-style-name="EquationDisplay">
      <style:text-properties fo:font-size="8pt" style:font-size-asian="8pt" fo:hyphenate="true"/>
    </style:style>
    <style:style style:name="FigureCaption0" style:display-name="&lt;Figure Caption&gt;" style:family="paragraph" style:parent-style-name="FigureCaption">
      <style:paragraph-properties fo:line-height="0.125in"/>
      <style:text-properties fo:font-size="7pt" style:font-size-asian="7pt" fo:hyphenate="true"/>
    </style:style>
    <style:style style:name="Tablebody0" style:display-name="&lt;Table body&gt;" style:family="paragraph" style:parent-style-name="Tablebody">
      <style:paragraph-properties fo:line-height="0.125in" fo:margin-left="0.1104in" fo:text-indent="-0.1104in">
        <style:tab-stops/>
      </style:paragraph-properties>
      <style:text-properties fo:font-size="7pt" style:font-size-asian="7pt" fo:hyphenate="true"/>
    </style:style>
    <style:style style:name="Tablebodyfirst0" style:display-name="&lt;Table body first&gt;" style:family="paragraph" style:parent-style-name="Tablebodyfirst">
      <style:paragraph-properties fo:line-height="0.125in" fo:margin-left="0.1104in" fo:text-indent="-0.1104in">
        <style:tab-stops/>
      </style:paragraph-properties>
      <style:text-properties fo:font-size="7pt" style:font-size-asian="7pt" fo:hyphenate="true"/>
    </style:style>
    <style:style style:name="Tablebodylast0" style:display-name="&lt;Table body last&gt;" style:family="paragraph" style:parent-style-name="Tablebodylast">
      <style:paragraph-properties fo:line-height="0.125in" fo:margin-left="0.1104in" fo:text-indent="-0.1104in">
        <style:tab-stops/>
      </style:paragraph-properties>
      <style:text-properties fo:hyphenate="true"/>
    </style:style>
    <style:style style:name="Tablecaption0" style:display-name="&lt;Table caption&gt;" style:family="paragraph" style:parent-style-name="Tablecaption">
      <style:paragraph-properties fo:line-height="0.125in"/>
      <style:text-properties fo:hyphenate="true"/>
    </style:style>
    <style:style style:name="TableColumnhead0" style:display-name="&lt;Table Column head&gt;" style:family="paragraph" style:parent-style-name="TableColumnhead">
      <style:paragraph-properties fo:line-height="0.125in" fo:margin-left="0.1104in" fo:text-indent="-0.1104in">
        <style:tab-stops/>
      </style:paragraph-properties>
      <style:text-properties fo:font-size="7pt" style:font-size-asian="7pt" fo:hyphenate="true"/>
    </style:style>
    <style:style style:name="Tablefootnote0" style:display-name="&lt;Table footnote&gt;" style:family="paragraph" style:parent-style-name="Tablefootnote">
      <style:paragraph-properties fo:line-height="0.1111in"/>
      <style:text-properties fo:font-size="6pt" style:font-size-asian="6pt" fo:hyphenate="true"/>
    </style:style>
    <style:style style:name="NumberedList0" style:display-name="&lt;Numbered List&gt;" style:family="paragraph" style:parent-style-name="NumberedList" style:list-style-name="LFO1">
      <style:paragraph-properties fo:line-height="0.1388in" fo:margin-left="0.3895in" fo:text-indent="-0.2715in">
        <style:tab-stops>
          <style:tab-stop style:type="left" style:position="-0.0006in"/>
        </style:tab-stops>
      </style:paragraph-properties>
      <style:text-properties fo:font-size="8pt" style:font-size-asian="8pt" fo:hyphenate="true"/>
    </style:style>
    <style:style style:name="NumberedListfirst0" style:display-name="&lt;Numbered List first&gt;" style:family="paragraph" style:parent-style-name="NumberedListfirst" style:list-style-name="LFO1">
      <style:paragraph-properties fo:line-height="0.1388in" fo:margin-left="0.3895in" fo:text-indent="-0.2715in">
        <style:tab-stops>
          <style:tab-stop style:type="left" style:position="-0.0006in"/>
        </style:tab-stops>
      </style:paragraph-properties>
      <style:text-properties fo:font-size="8pt" style:font-size-asian="8pt" fo:hyphenate="true"/>
    </style:style>
    <style:style style:name="NumberedListlast0" style:display-name="&lt;Numbered List last&gt;" style:family="paragraph" style:parent-style-name="NumberedListlast" style:list-style-name="LFO1">
      <style:paragraph-properties fo:line-height="0.1388in" fo:margin-left="0.3895in" fo:text-indent="-0.2715in">
        <style:tab-stops>
          <style:tab-stop style:type="left" style:position="-0.0006in"/>
        </style:tab-stops>
      </style:paragraph-properties>
      <style:text-properties fo:font-size="8pt" style:font-size-asian="8pt" fo:hyphenate="true"/>
    </style:style>
    <style:style style:name="BulletedList0" style:display-name="&lt;Bulleted List&gt;" style:family="paragraph" style:parent-style-name="BulletedList" style:list-style-name="LFO2">
      <style:paragraph-properties fo:line-height="0.1388in"/>
      <style:text-properties fo:font-size="8pt" style:font-size-asian="8pt" fo:hyphenate="true"/>
    </style:style>
    <style:style style:name="BulletedListfirst0" style:display-name="&lt;Bulleted List first&gt;" style:family="paragraph" style:parent-style-name="BulletedListfirst" style:list-style-name="LFO2">
      <style:paragraph-properties fo:line-height="0.1388in"/>
      <style:text-properties fo:font-size="8pt" style:font-size-asian="8pt" fo:hyphenate="true"/>
    </style:style>
    <style:style style:name="BulletedListlast0" style:display-name="&lt;Bulleted List last&gt;" style:family="paragraph" style:parent-style-name="BulletedListlast" style:list-style-name="LFO2">
      <style:paragraph-properties fo:line-height="0.1388in"/>
      <style:text-properties fo:font-size="8pt" style:font-size-asian="8pt" fo:hyphenate="true"/>
    </style:style>
    <style:style style:name="UnnumberedList0" style:display-name="&lt;Unnumbered List&gt;" style:family="paragraph" style:parent-style-name="UnnumberedList">
      <style:paragraph-properties fo:line-height="0.1388in" fo:margin-left="0.2798in" fo:text-indent="-0.2798in">
        <style:tab-stops/>
      </style:paragraph-properties>
      <style:text-properties fo:font-size="8pt" style:font-size-asian="8pt" fo:hyphenate="true"/>
    </style:style>
    <style:style style:name="UnnumberedListfirst0" style:display-name="&lt;Unnumbered List first&gt;" style:family="paragraph" style:parent-style-name="UnnumberedListfirst">
      <style:paragraph-properties fo:line-height="0.1388in" fo:margin-left="0.2798in" fo:text-indent="-0.2798in">
        <style:tab-stops/>
      </style:paragraph-properties>
      <style:text-properties fo:font-size="8pt" style:font-size-asian="8pt" fo:hyphenate="true"/>
    </style:style>
    <style:style style:name="UnnumberedListlast0" style:display-name="&lt;Unnumbered List last&gt;" style:family="paragraph" style:parent-style-name="UnnumberedListlast">
      <style:paragraph-properties fo:line-height="0.1388in" fo:margin-left="0.2798in" fo:text-indent="-0.2798in">
        <style:tab-stops/>
      </style:paragraph-properties>
      <style:text-properties fo:font-size="8pt" style:font-size-asian="8pt"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in" text:min-label-width="0.3777in" text:list-level-position-and-space-mode="label-alignment">
          <style:list-level-label-alignment text:label-followed-by="listtab" fo:margin-left="0.3777in" fo:text-indent="-0.3777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prefix="(" style:num-suffix=")" style:num-format="1">
        <style:list-level-properties text:space-before="0.118in" text:min-label-width="0.3819in" text:list-level-position-and-space-mode="label-alignment">
          <style:list-level-label-alignment text:label-followed-by="listtab" fo:margin-left="0.5in" fo:text-indent="-0.381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118in" text:min-label-width="0.2708in" text:list-level-position-and-space-mode="label-alignment">
          <style:list-level-label-alignment text:label-followed-by="listtab" fo:margin-left="0.3888in" fo:text-indent="-0.2708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format="1">
        <style:list-level-properties text:space-before="0in" text:min-label-width="0.243in" text:list-level-position-and-space-mode="label-alignment">
          <style:list-level-label-alignment text:label-followed-by="listtab" fo:margin-left="0.243in" fo:text-indent="-0.24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suffix=".1" style:num-format="1">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777in" text:list-level-position-and-space-mode="label-alignment">
          <style:list-level-label-alignment text:label-followed-by="listtab" fo:margin-left="0.3777in" fo:text-indent="-0.3777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5in" fo:page-height="11in" style:print-orientation="portrait" fo:margin-top="0.4888in" fo:margin-left="0.75in" fo:margin-bottom="0.5486in" fo:margin-right="0.75in" style:num-format="1" style:writing-mode="lr-tb">
        <style:footnote-sep style:width="0.007in" style:rel-width="33%" style:color="#000000" style:line-style="solid" style:adjustment="left"/>
      </style:page-layout-properties>
      <style:header-style>
        <style:header-footer-properties style:dynamic-spacing="true" fo:min-height="0.4833in"/>
      </style:header-style>
      <style:footer-style>
        <style:header-footer-properties style:dynamic-spacing="true" fo:min-height="0.4638in"/>
      </style:footer-style>
    </style:page-layout>
    <style:style style:name="P6" style:parent-style-name="Header" style:family="paragraph">
      <style:paragraph-properties fo:text-align="end"/>
    </style:style>
    <style:style style:name="T7" style:parent-style-name="DefaultParagraphFont" style:family="text">
      <style:text-properties fo:font-size="10pt" style:font-size-asian="10pt" fo:language="es" fo:country="ES" style:language-asian="es" style:country-asian="ES"/>
    </style:style>
    <style:style style:name="T8" style:parent-style-name="DefaultParagraphFont" style:family="text">
      <style:text-properties fo:font-size="10pt" style:font-size-asian="10pt" fo:language="es" fo:country="ES" style:language-asian="es" style:country-asian="ES"/>
    </style:style>
    <style:style style:name="P9" style:parent-style-name="Footer" style:family="paragraph">
      <style:paragraph-properties fo:text-align="end"/>
    </style:style>
    <style:style style:name="T10" style:parent-style-name="DefaultParagraphFont" style:family="text">
      <style:text-properties style:font-name="Helvetica" fo:font-weight="bold" style:font-weight-asian="bold" fo:language="es" fo:country="ES" style:language-asian="es" style:country-asian="ES"/>
    </style:style>
    <style:style style:name="T11" style:parent-style-name="DefaultParagraphFont" style:family="text">
      <style:text-properties style:font-name="Helvetica" fo:font-weight="bold" style:font-weight-asian="bold" fo:language="es" fo:country="ES" style:language-asian="es" style:country-asian="ES"/>
    </style:style>
    <style:style style:name="T12" style:parent-style-name="DefaultParagraphFont" style:family="text">
      <style:text-properties fo:font-size="10pt" style:font-size-asian="10pt" fo:language="es" fo:country="ES" style:language-asian="es" style:country-asian="ES"/>
    </style:style>
    <style:style style:family="graphic" style:name="a0">
      <style:graphic-properties style:wrap="run-through" style:run-through="foreground" draw:fill="none" draw:stroke="solid" svg:stroke-width="0.00694in" svg:stroke-color="#000000" svg:stroke-opacity="100%" draw:stroke-linejoin="round" style:horizontal-rel="paragraph" style:vertical-rel="page"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round" style:horizontal-rel="paragraph" style:vertical-rel="page"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round" style:horizontal-rel="paragraph" style:vertical-rel="page"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round" style:horizontal-rel="paragraph" style:vertical-rel="page" style:horizontal-pos="from-left" style:vertical-pos="from-top"/>
    </style:style>
    <style:style style:family="graphic" style:name="a4">
      <style:graphic-properties style:wrap="run-through" style:run-through="foreground" draw:fill="none" draw:stroke="solid" svg:stroke-width="0.01389in" svg:stroke-color="#000000" svg:stroke-opacity="100%" draw:stroke-linejoin="round" style:horizontal-rel="paragraph" style:vertical-rel="page" style:horizontal-pos="from-left" style:vertical-pos="from-top"/>
    </style:style>
  </office:automatic-styles>
  <office:master-styles>
    <style:master-page style:name="MP0" style:page-layout-name="PL0">
      <style:header>
        <text:p text:style-name="P6"><text:span text:style-name="T7"><draw:connector draw:type="line" svg:x1="0in" svg:y1="0.71667in" svg:x2="7in" svg:y2="0.71667in" draw:z-index="251656192" draw:id="id0" draw:style-name="a0" draw:name="Line 2" text:anchor-type="paragraph"><svg:title/><svg:desc/></draw:connector></text:span>Code Reuse Patterns</text:p>
      </style:header>
      <style:header-left>
        <text:p text:style-name="Header"><text:span text:style-name="T8"><draw:connector draw:type="line" svg:x1="0in" svg:y1="0.71667in" svg:x2="7in" svg:y2="0.71667in" draw:z-index="251655168" draw:id="id1" draw:style-name="a1" draw:name="Line 1" text:anchor-type="paragraph"><svg:title/><svg:desc/></draw:connector></text:span>K.Takahashi et al.</text:p>
      </style:header-left>
      <style:footer>
        <text:p text:style-name="P9"><text:span text:style-name="T10"><draw:connector draw:type="line" svg:x1="0in" svg:y1="10.22986in" svg:x2="7in" svg:y2="10.22986in" draw:z-index="251659264" draw:id="id2" draw:style-name="a2" draw:name="Line 7" text:anchor-type="paragraph"><svg:title/><svg:desc/></draw:connector></text:span><text:span text:style-name="PageNumber"><text:page-number text:fixed="false">3</text:page-number></text:span></text:p>
      </style:footer>
      <style:footer-left>
        <text:p text:style-name="Footer"><text:span text:style-name="T11"><draw:connector draw:type="line" svg:x1="0in" svg:y1="10.22917in" svg:x2="7in" svg:y2="10.22917in" draw:z-index="251658240" draw:id="id3" draw:style-name="a3" draw:name="Line 6" text:anchor-type="paragraph"><svg:title/><svg:desc/></draw:connector></text:span><text:span text:style-name="PageNumber"><text:page-number text:fixed="false">4</text:page-number></text:span></text:p>
      </style:footer-left>
    </style:master-page>
    <style:master-page style:next-style-name="MP0" style:name="MPF0" style:page-layout-name="PL0">
      <style:footer>
        <text:p text:style-name="CopyrightLine"><text:span text:style-name="T12"><draw:connector draw:type="line" svg:x1="0in" svg:y1="10.25625in" svg:x2="7in" svg:y2="10.25625in" draw:z-index="251657216" draw:id="id4" draw:style-name="a4" draw:name="Line 5" text:anchor-type="paragraph"><svg:title/><svg:desc/></draw:connector></text:span><text:tab/><text:span text:style-name="PageNumber"><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o</dc:title>
    <dc:description/>
    <dc:subject/>
    <meta:initial-creator>David Martín-González</meta:initial-creator>
    <dc:creator>David Martin Gonzalez</dc:creator>
    <meta:creation-date>2015-05-10T10:11:00Z</meta:creation-date>
    <dc:date>2015-05-10T11:29:00Z</dc:date>
    <meta:print-date>2007-07-04T15:44:00Z</meta:print-date>
    <meta:template xlink:href="MS%20Word%20Template%20Bioinformatics.dot" xlink:type="simple"/>
    <meta:editing-cycles>7</meta:editing-cycles>
    <meta:editing-duration>PT4680S</meta:editing-duration>
    <meta:user-defined meta:name="Client">oup</meta:user-defined>
    <meta:user-defined meta:name="MTWinEqns" meta:value-type="boolean">true</meta:user-defined>
    <meta:user-defined meta:name="_EmailSubject">MS Word Template query</meta:user-defined>
    <meta:user-defined meta:name="_AuthorEmail">Bioinformatics@editorialoffice.co.uk</meta:user-defined>
    <meta:user-defined meta:name="_AuthorEmailDisplayName">Bioinformatics Editorial Office</meta:user-defined>
    <meta:user-defined meta:name="_ReviewingToolsShownOnce"/>
    <meta:document-statistic meta:page-count="4" meta:paragraph-count="39" meta:word-count="3016" meta:character-count="19567" meta:row-count="138" meta:non-whitespace-character-count="16590"/>
  </office:meta>
</office:document-meta>
</file>